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E00000023F4583AD8.png" manifest:media-type="image/png"/>
  <manifest:file-entry manifest:full-path="Pictures/1000BA900000154A0000039FBE97F2C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4" style:family="presentation" style:parent-style-name="Title_2c__20_Content_5f_-outline1">
      <style:graphic-properties draw:auto-grow-height="true" draw:fit-to-size="false" style:shrink-to-fit="false" fo:min-height="12.687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7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8" style:family="presentation" style:parent-style-name="Bottom_20_Red-title">
      <style:graphic-properties fo:min-height="3.505cm" loext:decorative="false"/>
      <style:paragraph-properties style:writing-mode="lr-tb"/>
    </style:style>
    <style:style style:name="pr9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2" style:family="text">
      <style:text-properties fo:color="#424242" loext:opacity="100%" style:font-name="Fira Code" fo:font-size="42.7000007629395pt" style:letter-kerning="true" fo:background-color="#eeeeee" style:font-name-asian="Noto Sans CJK SC" style:font-size-asian="32pt" style:font-name-complex="Lohit Devanagari" style:font-size-complex="32pt"/>
    </style:style>
    <style:style style:name="T3" style:family="text">
      <style:text-properties fo:color="#ffffff" loext:opacity="100%" style:font-name="Roboto" fo:font-size="42.700000762939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BE97F2CF.svg" xlink:type="simple" xlink:show="embed" xlink:actuate="onLoad" draw:mime-type="image/svg+xml">
            <text:p/>
          </draw:image>
          <draw:image xlink:href="Pictures/10000001000000CE00000023F4583AD8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4" draw:layer="layout" svg:width="25.06cm" svg:height="12.687cm" svg:x="1.397cm" svg:y="5.333cm" presentation:class="outline" presentation:user-transformed="true">
          <draw:text-box>
            <text:list text:style-name="L2">
              <text:list-item>
                <text:p xml:id="id2" text:id="id2" text:style-name="P4"><text:span text:style-name="T1">Optimalizace distribuce</text:span></text:p>
              </text:list-item>
              <text:list-item>
                <text:p xml:id="id3" text:id="id3" text:style-name="P4"><text:span text:style-name="T1">Hledání závislosti (regrese)</text:span></text:p>
              </text:list-item>
              <text:list-item>
                <text:p xml:id="id4" text:id="id4" text:style-name="P4"><text:span text:style-name="T1">Zvláštní pozornost – rezidua / rozdíl mezi modelem a skutečností</text:span></text:p>
              </text:list-item>
              <text:list-item>
                <text:p xml:id="id5" text:id="id5" text:style-name="P4"><text:span text:style-name="T1">Regrese = standardní erkové techniky – </text:span><text:span text:style-name="T2">stats::lm()</text:span><text:span text:style-name="T1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6" draw:layer="layout" svg:width="25.06cm" svg:height="12.953cm" svg:x="1.397cm" svg:y="5.333cm" presentation:class="outline">
          <draw:text-box>
            <text:list text:style-name="L2">
              <text:list-item>
                <text:p xml:id="id6" text:id="id6">první krok: společný jmenovatel</text:p>
                <text:list>
                  <text:list-item>
                    <text:p xml:id="id7" text:id="id7">dobrý start: mřížka (odstíní rozdíly v ploše polygonů)</text:p>
                  </text:list-item>
                  <text:list-item>
                    <text:p xml:id="id8" text:id="id8">administrativní polygony problematické</text:p>
                  </text:list-item>
                </text:list>
              </text:list-item>
              <text:list-item>
                <text:p xml:id="id9" text:id="id9">druhý krok: klasická statistika</text:p>
                <text:list>
                  <text:list-item>
                    <text:p xml:id="id10" text:id="id10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6" draw:layer="layout" svg:width="25.06cm" svg:height="12.953cm" svg:x="1.397cm" svg:y="5.333cm" presentation:class="outline">
          <draw:text-box>
            <text:list text:style-name="L2">
              <text:list-item>
                <text:p xml:id="id11" text:id="id11">Modelový příklad: optimalizace hospod v Praze</text:p>
              </text:list-item>
              <text:list-item>
                <text:p xml:id="id12" text:id="id12">Faktory</text:p>
                <text:list>
                  <text:list-item>
                    <text:p xml:id="id13" text:id="id13">Počet obyvatel městské části</text:p>
                  </text:list-item>
                  <text:list-item>
                    <text:p xml:id="id14" text:id="id14">Počet hotelových lůžek</text:p>
                  </text:list-item>
                  <text:list-item>
                    <text:p xml:id="id15" text:id="id15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7" draw:text-style-name="P6" draw:layer="layout" svg:width="25.198cm" svg:height="2.16cm" svg:x="1.399cm" svg:y="14.931cm" presentation:class="subtitle" presentation:user-transformed="true">
          <draw:text-box>
            <text:p text:style-name="P5"><text:span text:style-name="T3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2T1">
        <office:forms form:automatic-focus="false" form:apply-design-mode="false"/>
        <draw:frame presentation:style-name="pr8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12</meta:editing-cycles>
    <dc:title>JLA prezka</dc:title>
    <meta:editing-duration>P2DT1H6M</meta:editing-duration>
    <meta:generator>LibreOffice/7.6.5.2$Linux_X86_64 LibreOffice_project/60$Build-2</meta:generator>
    <meta:initial-creator>Jindra Lacko</meta:initial-creator>
    <dc:date>2024-02-29T21:06:38.213982909</dc:date>
    <dc:creator>Jindra Lacko</dc:creator>
    <meta:document-statistic meta:object-count="85"/>
  </office:meta>
</office:document-meta>
</file>